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.499cm" fo:margin-right="0cm" fo:text-indent="0cm" style:auto-text-indent="false">
        <style:tab-stops/>
      </style:paragraph-properties>
      <style:text-properties officeooo:paragraph-rsid="0015aca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4c3ef"/>
    </style:style>
    <style:style style:name="P5" style:family="paragraph" style:parent-style-name="Standard" style:list-style-name="L1">
      <style:text-properties officeooo:rsid="001896bb" officeooo:paragraph-rsid="001896bb"/>
    </style:style>
    <style:style style:name="P6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officeooo:rsid="00178191"/>
    </style:style>
    <style:style style:name="T2" style:family="text">
      <style:text-properties officeooo:rsid="001896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dvanced numbering</text:span>, Font Times new roman </text:p>
      <text:p text:style-name="Standard"/>
      <text:list xml:id="list1409212922600485843" text:style-name="L1">
        <text:list-item>
          <text:p text:style-name="P3">one </text:p>
          <text:list>
            <text:list-item>
              <text:p text:style-name="P3">one one </text:p>
            </text:list-item>
            <text:list-item>
              <text:p text:style-name="P5">Long line long line long line long line long line long line long line long line long line long line long line</text:p>
            </text:list-item>
          </text:list>
        </text:list-item>
        <text:list-item>
          <text:p text:style-name="P4">two</text:p>
          <text:list>
            <text:list-item>
              <text:p text:style-name="P3">two one</text:p>
              <text:list>
                <text:list-item>
                  <text:p text:style-name="P3">two one one</text:p>
                </text:list-item>
              </text:list>
            </text:list-item>
            <text:list-item>
              <text:p text:style-name="P3">two two</text:p>
            </text:list-item>
          </text:list>
        </text:list-item>
      </text:list>
      <text:p text:style-name="Standard">One line without numbering</text:p>
      <text:list xml:id="list174423789999543" text:continue-numbering="true" text:style-name="L1">
        <text:list-item>
          <text:list>
            <text:list-item>
              <text:p text:style-name="P3">two three</text:p>
            </text:list-item>
          </text:list>
        </text:list-item>
      </text:list>
      <text:p text:style-name="P2">First line without numbering (indent 2,5cm)</text:p>
      <text:p text:style-name="P2">Second line without numbering</text:p>
      <text:list xml:id="list174424390123234" text:continue-numbering="true" text:style-name="L1">
        <text:list-item>
          <text:list>
            <text:list-item>
              <text:p text:style-name="P3">two two</text:p>
            </text:list-item>
          </text:list>
        </text:list-item>
        <text:list-item>
          <text:p text:style-name="P3">three</text:p>
          <text:list>
            <text:list-item>
              <text:p text:style-name="P3">three one</text:p>
            </text:list-item>
          </text:list>
        </text:list-item>
      </text:list>
      <text:p text:style-name="P1"/>
      <text:p text:style-name="P1">Second numbering - custom (number, letter, roman):</text:p>
      <text:list xml:id="list7628225177075051676" text:style-name="L2">
        <text:list-item>
          <text:p text:style-name="P6">one</text:p>
          <text:list>
            <text:list-item>
              <text:p text:style-name="P6">one one</text:p>
              <text:list>
                <text:list-item>
                  <text:p text:style-name="P6">one two one</text:p>
                </text:list-item>
                <text:list-item>
                  <text:p text:style-name="P6">one two two</text:p>
                </text:list-item>
              </text:list>
            </text:list-item>
            <text:list-item>
              <text:p text:style-name="P6">one two</text:p>
            </text:list-item>
          </text:list>
        </text:list-item>
        <text:list-item>
          <text:p text:style-name="P6">two</text:p>
          <text:list>
            <text:list-item>
              <text:p text:style-name="P6">two one</text:p>
              <text:list>
                <text:list-item>
                  <text:p text:style-name="P6">two one o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31T17:44:23.566049451</dc:date>
    <dc:creator>milos </dc:creator>
    <meta:editing-duration>PT2M25S</meta:editing-duration>
    <meta:editing-cycles>8</meta:editing-cycles>
    <meta:generator>LibreOffice/4.1.0.3$Linux_X86_64 LibreOffice_project/0f08a823567f802c29cbaf2b327db19aaf72016</meta:generator>
    <meta:document-statistic meta:table-count="0" meta:image-count="0" meta:object-count="0" meta:page-count="1" meta:paragraph-count="24" meta:word-count="103" meta:character-count="467" meta:non-whitespace-character-count="404"/>
  </office:meta>
</office:document-meta>
</file>